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x</text:p>
          </table:table-cell>
          <table:table-cell/>
          <table:table-cell office:value-type="string" calcext:value-type="string">
            <text:p>lexical selection</text:p>
          </table:table-cell>
          <table:table-cell office:value-type="string" calcext:value-type="string">
            <text:p>vuogádat ii atte rivttes sáni</text:p>
          </table:table-cell>
        </table:table-row>
        <table:table-row table:style-name="ro1">
          <table:table-cell office:value-type="string" calcext:value-type="string">
            <text:p>fst</text:p>
          </table:table-cell>
          <table:table-cell/>
          <table:table-cell office:value-type="string" calcext:value-type="string">
            <text:p>fst error</text:p>
          </table:table-cell>
          <table:table-cell office:value-type="string" calcext:value-type="string">
            <text:p>anárašgiela analysáhtor hukse boasttuhámi, dahje hápmi váilu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word order</text:p>
          </table:table-cell>
          <table:table-cell office:value-type="string" calcext:value-type="string">
            <text:p>vuogádat addá heajos syntávssa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syntax error</text:p>
          </table:table-cell>
          <table:table-cell office:value-type="string" calcext:value-type="string">
            <text:p>davvisámi sánis ii leat rivttes analysa konteavstta ektui%, ja boađus lea boasttuhápmi MT-teavsttas <text:s text:c="2"/></text:p>
          </table:table-cell>
        </table:table-row>
        <table:table-row table:style-name="ro1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me error</text:p>
          </table:table-cell>
          <table:table-cell office:value-type="string" calcext:value-type="string">
            <text:p>davvisámi teavsttas lea giella- dahje čállinmeattáhus%, ja boađus lea boasttuhápmi MT-teavsttas <text:s text:c="7"/></text:p>
          </table:table-cell>
        </table:table-row>
        <table:table-row table:style-name="ro1">
          <table:table-cell office:value-type="string" calcext:value-type="string">
            <text:p>punct</text:p>
          </table:table-cell>
          <table:table-cell/>
          <table:table-cell office:value-type="string" calcext:value-type="string">
            <text:p>punctuation</text:p>
          </table:table-cell>
          <table:table-cell office:value-type="string" calcext:value-type="string">
            <text:p>jorgaleaddji lea lasihan rihku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m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lassee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 --- &gt; ruttâtuáluministeriö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áhđulub --- &gt; máhđuláv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ištevâš --- &gt; pište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đ --- &gt; valmâštâllâđ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veriijkâlâš --- &gt; tave-eennâm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ooliitlâš &lt; tooimâi --- &gt; lasseen &gt; poolitkâš &gt; tooim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 --- &gt; iäláttâs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n --- &gt; ruttâtuáluministeriö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urod --- &gt; eur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d --- &gt; iäláttâsâ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arlament --- &gt; parlamenttaar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veriijkâlâš --- &gt; tave-eennâm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ašijd --- &gt; aaš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n --- &gt; ruttâde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sopâmušâin --- &gt; säämisopâmušš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&lt; sämikielâtáiđu --- &gt; ovdiist &gt; sämikieltáiđ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aldâttâhlâš --- &gt; haaldâ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kieđâvušškuáttám &lt; tuámupittáást --- &gt; kieđâvuškuáttám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á --- &gt; tuámukapittâ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jâvyehi --- &gt; vaaljâvyeh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čovgiđ --- &gt; čovgâ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jn --- &gt; ruttâdm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iämmáš --- &gt; siämmá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ccee --- &gt; occe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&lt; sämikielâtáiđu --- &gt; ovdiist &gt; sämikieltáiđ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m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--- &gt; iärrás &gt; lasseen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a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áhđulub &lt; puátimin --- &gt; máhđulávt &gt; älgim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-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oos --- &gt; j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tađe &gt; várá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valmâštâllâđ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&lt; kriterij &lt; valmâštâlâđ --- &gt; tuurism &gt; kriter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&lt; tooimâi --- &gt; iärrás &gt; lasseen &gt; poolitlâš &gt; tooim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 --- &gt; iäláttâsvuov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id --- &gt; too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asattâs &lt; mii 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, &lt; moos &lt; mij &lt; iävtuttij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urod --- &gt; eur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d --- &gt; iäláttâsvuov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opâmuš --- &gt; konventi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--- &gt; šadd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ašijd --- &gt; aaš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--- &gt; šadd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, &lt; riehtiministeriö --- &gt; . &gt; Riehtiministeriö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n --- &gt; ruttâde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nuuvt --- &gt; 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sopâmušâin --- &gt; säämisopâmušš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ajos --- &gt; Saij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iäjunâm --- &gt; hiäjusm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iäjus --- &gt; hyen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d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&gt; s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u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á --- &gt; tuámukapitu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bâlohán --- &gt; ollág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jâvyehi --- &gt; vaaljâvyeh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áigáduvâst --- &gt; äigitavâl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čovgiđ --- &gt; čovgâ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jn --- &gt; ruttâdm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iämmáš --- &gt; siämmá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iäđust --- &gt; tiäđust-uv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d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uccâp --- &gt; olmooš &gt; occo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lmu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nissoon- --- &gt; nison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lmaiulmuid --- &gt; alma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u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lmaiolmoošpapâiguin --- &gt; almaipapâiguin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e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5:00:34.178589000</meta:creation-date>
    <dc:date>2016-08-28T15:05:20.781748000</dc:date>
    <meta:editing-duration>PT4M46S</meta:editing-duration>
    <meta:editing-cycles>1</meta:editing-cycles>
    <meta:document-statistic meta:table-count="1" meta:cell-count="121" meta:object-count="0"/>
    <meta:generator>LibreOffice/5.0.3.2$MacOSX_X86_64 LibreOffice_project/e5f16313668ac592c1bfb310f4390624e3dbfb75</meta:generator>
  </office:meta>
</office:document-meta>
</file>